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9,880,675,78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,943,543,677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,433,040,159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323,020,828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6,047,813,437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,518,880,768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,028,487,928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8,004,000,737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,959,655,570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6,191,127,665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,321,012,192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,432,937,045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998,020,176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,655,909,664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,476,094,498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,208,837,077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,495,748,397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716,502,862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743,506,531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775,921,718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750,584,265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663,234,933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281,034,13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9:56.071400898</dc:date>
    <meta:editing-duration>PT4H21M49S</meta:editing-duration>
    <meta:editing-cycles>100</meta:editing-cycles>
    <meta:generator>LibreOffice/7.2.6.2$Linux_X86_64 LibreOffice_project/20$Build-2</meta:generator>
    <meta:document-statistic meta:table-count="1" meta:cell-count="48" meta:object-count="0"/>
  </office:meta>
</office:document-meta>
</file>